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867" officeooo:paragraph-rsid="00139867"/>
    </style:style>
    <style:style style:name="P2" style:family="paragraph" style:parent-style-name="Standard">
      <style:text-properties officeooo:rsid="0013b564" officeooo:paragraph-rsid="0013b564"/>
    </style:style>
    <style:style style:name="P3" style:family="paragraph" style:parent-style-name="Standard">
      <style:text-properties officeooo:rsid="0014bbcd" officeooo:paragraph-rsid="0014bbcd"/>
    </style:style>
    <style:style style:name="T1" style:family="text">
      <style:text-properties officeooo:rsid="0013b564"/>
    </style:style>
    <style:style style:name="T2" style:family="text">
      <style:text-properties officeooo:rsid="0014bb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os para o progama de tra<text:span text:style-name="T1">nscrição do vídeo </text:span></text:p>
      <text:p text:style-name="P2">1 – Inserir o nome e url do vídeo</text:p>
      <text:p text:style-name="P2">2 – Verificar se a transcrição foi obtida</text:p>
      <text:p text:style-name="P2">3 – obter a transcrição do vídeo</text:p>
      <text:p text:style-name="P2">4 – obter o resumo do google gemini</text:p>
      <text:p text:style-name="P2">5 - gravar no word <text:span text:style-name="T2">o resumo</text:span> com o nome do video ex: nome_do_video.docx</text:p>
      <text:p text:style-name="P3">6 - <text:span text:style-name="T1">gravar no word </text:span>a transcrição bruta<text:span text:style-name="T1"> do video ex: nome_do_video.docx</text:span></text:p>
      <text:p text:style-name="P2">6 – Marcar no excel o campo de transcrição obtida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20:40:31.243853951</meta:creation-date>
    <meta:editing-duration>PT24S</meta:editing-duration>
    <meta:editing-cycles>2</meta:editing-cycles>
    <meta:generator>LibreOffice/24.2.5.2$Linux_X86_64 LibreOffice_project/420$Build-2</meta:generator>
    <dc:date>2024-08-17T20:40:50.158954436</dc:date>
    <meta:document-statistic meta:table-count="0" meta:image-count="0" meta:object-count="0" meta:page-count="1" meta:paragraph-count="8" meta:word-count="71" meta:character-count="377" meta:non-whitespace-character-count="307"/>
  </office:meta>
</office:document-meta>
</file>